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30000043630997FC75EE727F4.png" manifest:media-type="image/png"/>
  <manifest:file-entry manifest:full-path="Pictures/10000001000007240000039D3502629843F4CC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-2cm" svg:width="17cm" svg:height="8.601cm" draw:z-index="0"><draw:image xlink:href="Pictures/10000001000007240000039D3502629843F4CC43.png" xlink:type="simple" xlink:show="embed" xlink:actuate="onLoad" draw:mime-type="image/png"/></draw:frame><draw:frame draw:style-name="fr1" draw:name="Image2" text:anchor-type="char" svg:x="-0.185cm" svg:y="9.855cm" svg:width="17cm" svg:height="9.857cm" draw:z-index="1"><draw:image xlink:href="Pictures/10000001000007430000043630997FC75EE727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2:04:40.056567347</meta:creation-date>
    <dc:date>2023-10-23T22:05:49.489608304</dc:date>
    <meta:editing-duration>PT1M1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